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modern" style:font-pitch="variable"/>
    <style:font-face style:name="Monaco" svg:font-family="Monaco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onsolas" svg:font-family="Consolas" style:font-family-generic="swiss" style:font-pitch="variable"/>
    <style:font-face style:name="Helvetica" svg:font-family="Helvetica" style:font-family-generic="swiss" style:font-pitch="variable"/>
    <style:font-face style:name="Helvetica1" svg:font-family="Helvetic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ffff" draw:textarea-horizontal-align="center" draw:textarea-vertical-align="middle"/>
    </style:style>
    <style:style style:name="gr2" style:family="graphic" style:parent-style-name="standard">
      <style:graphic-properties draw:fill="solid" draw:fill-color="#c0c0c0" draw:textarea-horizontal-align="center" draw:textarea-vertical-align="middle"/>
    </style:style>
    <style:style style:name="gr3" style:family="graphic" style:parent-style-name="standard">
      <style:graphic-properties draw:fill="solid" draw:fill-color="#ffffcc" draw:textarea-horizontal-align="center" draw:textarea-vertical-align="middle"/>
    </style:style>
    <style:style style:name="gr4" style:family="graphic" style:parent-style-name="objectwithoutfill">
      <style:graphic-properties draw:stroke="solid" draw:stroke-dash="Fine_20_Dashed_20__28_var_29_" svg:stroke-width="0.051cm" svg:stroke-color="#000000" draw:marker-start-width="0.381cm" draw:marker-end="Rounded_20_short_20_Arrow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0.519cm"/>
    </style:style>
    <style:style style:name="gr6" style:family="graphic" style:parent-style-name="standard">
      <style:graphic-properties svg:stroke-width="0.051cm" draw:marker-start-width="0.279cm" draw:marker-end="Arrowheads_20_1" draw:marker-end-width="0.381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fo:min-height="0.6cm"/>
    </style:style>
    <style:style style:name="gr9" style:family="graphic" style:parent-style-name="objectwithoutfill">
      <style:graphic-properties draw:stroke="solid" draw:stroke-dash="Fine_20_Dashed_20__28_var_29_" svg:stroke-width="0.051cm" svg:stroke-color="#000000" draw:marker-start-width="0.381cm" draw:marker-end="Rounded_20_short_20_Arrow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fo:min-height="0.39cm"/>
    </style:style>
    <style:style style:name="P1" style:family="paragraph">
      <style:paragraph-properties fo:text-align="center"/>
      <style:text-properties style:font-name="Consolas"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paragraph-properties fo:line-height="150%" fo:text-align="center"/>
    </style:style>
    <style:style style:name="P4" style:family="paragraph">
      <style:paragraph-properties fo:line-height="150%" fo:text-align="center"/>
      <style:text-properties style:font-name="Helvetica" fo:font-size="14pt" style:font-size-asian="14pt" style:font-size-complex="14pt"/>
    </style:style>
    <style:style style:name="P5" style:family="paragraph">
      <style:paragraph-properties fo:text-align="center"/>
      <style:text-properties style:font-name="Monaco" fo:font-size="12pt" style:font-size-asian="12pt" style:font-size-complex="12pt"/>
    </style:style>
    <style:style style:name="P6" style:family="paragraph">
      <style:paragraph-properties fo:text-align="center"/>
      <style:text-properties style:font-name="Helvetica" fo:font-size="14pt" style:font-size-asian="14pt" style:font-size-complex="14pt"/>
    </style:style>
    <style:style style:name="P7" style:family="paragraph">
      <style:paragraph-properties fo:text-align="center"/>
      <style:text-properties style:font-name="Helvetica1" fo:font-size="16pt" style:font-size-asian="16pt" style:font-size-complex="16pt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P9" style:family="paragraph">
      <style:paragraph-properties fo:line-height="150%" fo:text-align="center"/>
      <style:text-properties fo:font-size="12pt" style:font-size-asian="12pt" style:font-size-complex="12pt"/>
    </style:style>
    <style:style style:name="T1" style:family="text">
      <style:text-properties style:font-name="Helvetica" fo:font-size="14pt" style:font-size-asian="14pt" style:font-size-complex="14pt"/>
    </style:style>
    <style:style style:name="T2" style:family="text">
      <style:text-properties style:font-name="Monaco" fo:font-size="12pt" style:font-size-asian="12pt" style:font-size-complex="12pt"/>
    </style:style>
    <style:style style:name="T3" style:family="text">
      <style:text-properties style:font-name="Helvetica1" fo:font-size="16pt" style:font-size-asian="16pt" style:font-size-complex="1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5" draw:id="id15" draw:layer="layout" svg:width="10.486cm" svg:height="22.239cm" svg:x="11.914cm" svg:y="5.841cm">
          <text:p/>
        </draw:rect>
        <draw:rect draw:style-name="gr2" draw:text-style-name="P2" draw:layer="layout" svg:width="8.489cm" svg:height="8.081cm" svg:x="12.972cm" svg:y="6.885cm">
          <text:p text:style-name="P2"/>
        </draw:rect>
        <draw:rect draw:style-name="gr3" draw:text-style-name="P4" xml:id="id3" draw:id="id3" draw:layer="layout" svg:width="7.068cm" svg:height="1.716cm" svg:x="13.682cm" svg:y="7.944cm">
          <text:p text:style-name="P3"><text:span text:style-name="T1">Generate feature images</text:span></text:p>
          <text:p text:style-name="P3"><text:span text:style-name="T2">(createFeatureImages.sh)</text:span></text:p>
        </draw:rect>
        <draw:connector draw:style-name="gr4" draw:text-style-name="P2" draw:layer="layout" draw:line-skew="-0.188cm" svg:x1="16.087cm" svg:y1="2.339cm" svg:x2="11.817cm" svg:y2="3.691cm" draw:start-shape="id1" draw:start-glue-point="8" draw:end-shape="id2" draw:end-glue-point="4" svg:d="m16087 2339v489h-4270v863" svg:viewBox="0 0 4271 1353">
          <text:p/>
        </draw:connector>
        <draw:frame draw:style-name="gr5" draw:text-style-name="P5" draw:layer="layout" svg:width="8.26cm" svg:height="0.78cm" svg:x="13.086cm" svg:y="7.064cm">
          <draw:text-box>
            <text:p text:style-name="P2"><text:span text:style-name="T2">applyTumorSegmentationModel.sh</text:span></text:p>
          </draw:text-box>
        </draw:frame>
        <draw:rect draw:style-name="gr3" draw:text-style-name="P4" xml:id="id4" draw:id="id4" draw:layer="layout" svg:width="7.061cm" svg:height="1.622cm" svg:x="13.686cm" svg:y="10.411cm">
          <text:p text:style-name="P3"><text:span text:style-name="T1">Create feature image list</text:span></text:p>
          <text:p text:style-name="P3"><text:span text:style-name="T2">(createCSVFileFromModel.R)</text:span></text:p>
        </draw:rect>
        <draw:connector draw:style-name="gr6" draw:text-style-name="P2" draw:layer="layout" draw:type="line" svg:x1="17.216cm" svg:y1="9.66cm" svg:x2="17.216cm" svg:y2="10.411cm" draw:start-shape="id3" draw:start-glue-point="2" draw:end-shape="id4" draw:end-glue-point="0" svg:d="m17216 9660v751" svg:viewBox="0 0 1 752">
          <text:p/>
        </draw:connector>
        <draw:rect draw:style-name="gr3" draw:text-style-name="P4" xml:id="id5" draw:id="id5" draw:layer="layout" svg:width="7.061cm" svg:height="1.655cm" svg:x="13.686cm" svg:y="12.711cm">
          <text:p text:style-name="P3"><text:span text:style-name="T1">Apply RF model to data</text:span></text:p>
          <text:p text:style-name="P3"><text:span text:style-name="T2">(applyModel.R)</text:span></text:p>
        </draw:rect>
        <draw:connector draw:style-name="gr6" draw:text-style-name="P2" draw:layer="layout" draw:type="line" svg:x1="17.216cm" svg:y1="12.033cm" svg:x2="17.216cm" svg:y2="12.711cm" draw:start-shape="id4" draw:start-glue-point="2" draw:end-shape="id5" draw:end-glue-point="0" svg:d="m17216 12033v678" svg:viewBox="0 0 1 679">
          <text:p/>
        </draw:connector>
        <draw:custom-shape draw:style-name="gr7" draw:text-style-name="P4" xml:id="id1" draw:id="id1" draw:layer="layout" svg:width="7.614cm" svg:height="1.806cm" svg:x="12.28cm" svg:y="0.533cm">
          <text:p text:style-name="P3"><text:span text:style-name="T1">Multivariate symmetric</text:span></text:p>
          <text:p text:style-name="P3"><text:span text:style-name="T1">template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4" draw:text-style-name="P2" draw:layer="layout" draw:line-skew="-0.162cm" svg:x1="8.34cm" svg:y1="2.339cm" svg:x2="11.817cm" svg:y2="3.691cm" draw:start-shape="id6" draw:start-glue-point="8" draw:end-shape="id2" draw:end-glue-point="4" svg:d="m8340 2339v514h3477v838" svg:viewBox="0 0 3478 1353">
          <text:p/>
        </draw:connector>
        <draw:custom-shape draw:style-name="gr7" draw:text-style-name="P4" xml:id="id10" draw:id="id10" draw:layer="layout" svg:width="6.045cm" svg:height="1.639cm" svg:x="14.194cm" svg:y="15.508cm">
          <text:p text:style-name="P3"><text:span text:style-name="T1">Stage 1</text:span></text:p>
          <text:p text:style-name="P3"><text:span text:style-name="T1">RF voting output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rect draw:style-name="gr2" draw:text-style-name="P2" xml:id="id12" draw:id="id12" draw:layer="layout" svg:width="8.489cm" svg:height="7.647cm" svg:x="12.973cm" svg:y="18.086cm">
          <text:p/>
        </draw:rect>
        <draw:rect draw:style-name="gr3" draw:text-style-name="P4" xml:id="id7" draw:id="id7" draw:layer="layout" svg:width="7.068cm" svg:height="1.503cm" svg:x="13.682cm" svg:y="19.231cm">
          <text:p text:style-name="P3"><text:span text:style-name="T1">Generate feature images</text:span></text:p>
          <text:p text:style-name="P3"><text:span text:style-name="T2">(createFeatureImages.sh)</text:span></text:p>
        </draw:rect>
        <draw:frame draw:style-name="gr5" draw:text-style-name="P5" draw:layer="layout" svg:width="8.26cm" svg:height="0.78cm" svg:x="13.086cm" svg:y="18.218cm">
          <draw:text-box>
            <text:p text:style-name="P2"><text:span text:style-name="T2">applyTumorSegmentationModel.sh</text:span></text:p>
          </draw:text-box>
        </draw:frame>
        <draw:rect draw:style-name="gr3" draw:text-style-name="P4" xml:id="id8" draw:id="id8" draw:layer="layout" svg:width="7.061cm" svg:height="1.602cm" svg:x="13.686cm" svg:y="21.298cm">
          <text:p text:style-name="P3"><text:span text:style-name="T1">Create feature image list</text:span></text:p>
          <text:p text:style-name="P3"><text:span text:style-name="T2">(createCSVFileFromModel.R)</text:span></text:p>
        </draw:rect>
        <draw:connector draw:style-name="gr6" draw:text-style-name="P2" draw:layer="layout" draw:type="line" svg:x1="17.216cm" svg:y1="20.734cm" svg:x2="17.216cm" svg:y2="21.298cm" draw:start-shape="id7" draw:start-glue-point="2" draw:end-shape="id8" draw:end-glue-point="0" svg:d="m17216 20734v564" svg:viewBox="0 0 1 565">
          <text:p/>
        </draw:connector>
        <draw:rect draw:style-name="gr3" draw:text-style-name="P4" xml:id="id9" draw:id="id9" draw:layer="layout" svg:width="7.061cm" svg:height="1.669cm" svg:x="13.686cm" svg:y="23.498cm">
          <text:p text:style-name="P3"><text:span text:style-name="T1">Apply RF model to data</text:span></text:p>
          <text:p text:style-name="P3"><text:span text:style-name="T2">(applyModel.R)</text:span></text:p>
        </draw:rect>
        <draw:connector draw:style-name="gr6" draw:text-style-name="P2" draw:layer="layout" draw:type="line" svg:x1="17.216cm" svg:y1="22.9cm" svg:x2="17.216cm" svg:y2="23.498cm" draw:start-shape="id8" draw:start-glue-point="2" draw:end-shape="id9" draw:end-glue-point="0" svg:d="m17216 22900v598" svg:viewBox="0 0 1 599">
          <text:p/>
        </draw:connector>
        <draw:custom-shape draw:style-name="gr7" draw:text-style-name="P4" xml:id="id11" draw:id="id11" draw:layer="layout" svg:width="6.045cm" svg:height="1.539cm" svg:x="14.194cm" svg:y="26.274cm">
          <text:p text:style-name="P3"><text:span text:style-name="T1">Stage 2</text:span></text:p>
          <text:p text:style-name="P3"><text:span text:style-name="T1">RF voting output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rect draw:style-name="gr3" draw:text-style-name="P4" xml:id="id13" draw:id="id13" draw:layer="layout" svg:width="7.061cm" svg:height="0.975cm" svg:x="13.686cm" svg:y="28.458cm">
          <text:p text:style-name="P3"><text:span text:style-name="T1">Binary morphology</text:span></text:p>
        </draw:rect>
        <draw:connector draw:style-name="gr6" draw:text-style-name="P2" draw:layer="layout" draw:type="line" svg:x1="17.216cm" svg:y1="14.366cm" svg:x2="17.216cm" svg:y2="15.508cm" draw:start-shape="id5" draw:start-glue-point="2" draw:end-shape="id10" draw:end-glue-point="5" svg:d="m17216 14366v1142" svg:viewBox="0 0 1 1143">
          <text:p/>
        </draw:connector>
        <draw:connector draw:style-name="gr6" draw:text-style-name="P2" draw:layer="layout" draw:type="line" svg:x1="17.216cm" svg:y1="25.167cm" svg:x2="17.216cm" svg:y2="26.274cm" draw:start-shape="id9" draw:start-glue-point="2" draw:end-shape="id11" draw:end-glue-point="5" svg:d="m17216 25167v1107" svg:viewBox="0 0 1 1108">
          <text:p/>
        </draw:connector>
        <draw:connector draw:style-name="gr6" draw:text-style-name="P2" draw:layer="layout" draw:type="line" svg:x1="17.216cm" svg:y1="17.147cm" svg:x2="17.217cm" svg:y2="18.086cm" draw:start-shape="id10" draw:start-glue-point="8" draw:end-shape="id12" draw:end-glue-point="0" svg:d="m17216 17147 1 939" svg:viewBox="0 0 2 940">
          <text:p/>
        </draw:connector>
        <draw:connector draw:style-name="gr6" draw:text-style-name="P2" draw:layer="layout" draw:type="line" svg:x1="17.216cm" svg:y1="27.813cm" svg:x2="17.216cm" svg:y2="28.458cm" draw:start-shape="id11" draw:start-glue-point="8" draw:end-shape="id13" draw:end-glue-point="0" svg:d="m17216 27813v645" svg:viewBox="0 0 1 646">
          <text:p/>
        </draw:connector>
        <draw:custom-shape draw:style-name="gr7" draw:text-style-name="P6" xml:id="id14" draw:id="id14" draw:layer="layout" svg:width="6.045cm" svg:height="1.185cm" svg:x="14.194cm" svg:y="30.082cm">
          <text:p text:style-name="P2"><text:span text:style-name="T1">Labeled brain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6" draw:text-style-name="P2" draw:layer="layout" draw:type="line" svg:x1="17.216cm" svg:y1="29.433cm" svg:x2="17.216cm" svg:y2="30.082cm" draw:start-shape="id13" draw:start-glue-point="2" draw:end-shape="id14" draw:end-glue-point="5" svg:d="m17216 29433v649" svg:viewBox="0 0 1 650">
          <text:p/>
        </draw:connector>
        <draw:frame draw:style-name="gr8" draw:text-style-name="P2" draw:layer="layout" svg:width="4.486cm" svg:height="0.962cm" draw:transform="rotate (1.5707963267949) translate (0.029cm 12.684cm)">
          <draw:text-box>
            <text:p text:style-name="P2">Stage 1</text:p>
          </draw:text-box>
        </draw:frame>
        <draw:frame draw:style-name="gr8" draw:text-style-name="P2" draw:layer="layout" svg:width="4.486cm" svg:height="0.962cm" draw:transform="rotate (1.5707963267949) translate (0.029cm 24.306cm)">
          <draw:text-box>
            <text:p text:style-name="P2">Stage 2</text:p>
          </draw:text-box>
        </draw:frame>
        <draw:connector draw:style-name="gr9" draw:text-style-name="P2" draw:layer="layout" svg:x1="13.808cm" svg:y1="4.532cm" svg:x2="17.157cm" svg:y2="5.841cm" draw:start-shape="id2" draw:start-glue-point="7" draw:end-shape="id15" svg:d="m13808 4532h3349v1309" svg:viewBox="0 0 3350 1310">
          <text:p text:style-name="P2"><text:s/></text:p>
        </draw:connector>
        <draw:rect draw:style-name="gr3" draw:text-style-name="P4" xml:id="id18" draw:id="id18" draw:layer="layout" svg:width="7.061cm" svg:height="1.622cm" svg:x="13.686cm" svg:y="10.411cm">
          <text:p text:style-name="P3"><text:span text:style-name="T1">Create feature image list</text:span></text:p>
          <text:p text:style-name="P3"><text:span text:style-name="T2">(createCSVFileFromModel.R)</text:span></text:p>
        </draw:rect>
        <draw:rect draw:style-name="gr3" draw:text-style-name="P4" xml:id="id19" draw:id="id19" draw:layer="layout" svg:width="7.061cm" svg:height="1.655cm" svg:x="13.686cm" svg:y="12.711cm">
          <text:p text:style-name="P3"><text:span text:style-name="T1">Apply RF model to data</text:span></text:p>
          <text:p text:style-name="P3"><text:span text:style-name="T2">(applyModel.R)</text:span></text:p>
        </draw:rect>
        <draw:rect draw:style-name="gr1" draw:text-style-name="P1" xml:id="id16" draw:id="id16" draw:layer="layout" svg:width="10.486cm" svg:height="22.215cm" svg:x="1.171cm" svg:y="5.842cm">
          <text:p/>
        </draw:rect>
        <draw:connector draw:style-name="gr9" draw:text-style-name="P2" draw:layer="layout" svg:x1="9.826cm" svg:y1="4.532cm" svg:x2="6.414cm" svg:y2="5.842cm" draw:start-shape="id2" draw:start-glue-point="5" draw:end-shape="id16" draw:end-glue-point="0" svg:d="m9826 4532h-3412v1310" svg:viewBox="0 0 3413 1311">
          <text:p text:style-name="P2"><text:s/></text:p>
        </draw:connector>
        <draw:rect draw:style-name="gr3" draw:text-style-name="P4" xml:id="id20" draw:id="id20" draw:layer="layout" svg:width="7.068cm" svg:height="1.789cm" svg:x="2.694cm" svg:y="7.096cm">
          <text:p text:style-name="P3"><text:span text:style-name="T1">Generate feature images</text:span></text:p>
          <text:p text:style-name="P3"><text:span text:style-name="T2">(createFeatureImages.sh)</text:span></text:p>
        </draw:rect>
        <draw:frame draw:style-name="gr5" draw:text-style-name="P7" draw:layer="layout" svg:width="10.638cm" svg:height="0.818cm" svg:x="1.002cm" svg:y="5.974cm">
          <draw:text-box>
            <text:p text:style-name="P7"><text:span text:style-name="T3">Training (RF model construction)</text:span></text:p>
          </draw:text-box>
        </draw:frame>
        <draw:custom-shape draw:style-name="gr7" draw:text-style-name="P4" xml:id="id17" draw:id="id17" draw:layer="layout" svg:width="6.045cm" svg:height="1.584cm" svg:x="3.221cm" svg:y="11.883cm">
          <text:p text:style-name="P3"><text:span text:style-name="T1">Stage 1</text:span></text:p>
          <text:p text:style-name="P3"><text:span text:style-name="T1">RF model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rect draw:style-name="gr3" draw:text-style-name="P4" xml:id="id21" draw:id="id21" draw:layer="layout" svg:width="7.068cm" svg:height="1.636cm" svg:x="2.704cm" svg:y="9.537cm">
          <text:p text:style-name="P3"><text:span text:style-name="T1">Create RF model</text:span></text:p>
          <text:p text:style-name="P3"><text:span text:style-name="T2">(createModel.R)</text:span></text:p>
        </draw:rect>
        <draw:custom-shape draw:style-name="gr10" draw:text-style-name="P8" xml:id="id2" draw:id="id2" draw:layer="layout" svg:width="3.982cm" svg:height="1.682cm" svg:x="9.826cm" svg:y="3.691cm">
          <text:p text:style-name="P8"><text:span text:style-name="T4">Do training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9" draw:text-style-name="P2" draw:layer="layout" draw:line-skew="0.871cm" svg:x1="8.651cm" svg:y1="12.675cm" svg:x2="13.686cm" svg:y2="11.222cm" draw:start-shape="id17" draw:start-glue-point="9" draw:end-shape="id18" draw:end-glue-point="3" svg:d="m8651 12675h3696v-1453h1339" svg:viewBox="0 0 5036 1454">
          <text:p text:style-name="P2"><text:s/></text:p>
        </draw:connector>
        <draw:connector draw:style-name="gr9" draw:text-style-name="P2" draw:layer="layout" draw:line-skew="0.871cm" svg:x1="8.651cm" svg:y1="12.675cm" svg:x2="13.686cm" svg:y2="13.538cm" draw:start-shape="id17" draw:start-glue-point="9" draw:end-shape="id19" draw:end-glue-point="3" svg:d="m8651 12675h3696v863h1339" svg:viewBox="0 0 5036 864">
          <text:p text:style-name="P2"><text:s/></text:p>
        </draw:connector>
        <draw:connector draw:style-name="gr6" draw:text-style-name="P2" draw:layer="layout" draw:type="line" svg:x1="6.228cm" svg:y1="8.885cm" svg:x2="6.238cm" svg:y2="9.537cm" draw:start-shape="id20" draw:start-glue-point="2" draw:end-shape="id21" draw:end-glue-point="0" svg:d="m6228 8885 10 652" svg:viewBox="0 0 11 653">
          <text:p/>
        </draw:connector>
        <draw:connector draw:style-name="gr6" draw:text-style-name="P2" draw:layer="layout" draw:type="line" svg:x1="6.238cm" svg:y1="11.173cm" svg:x2="6.243cm" svg:y2="11.883cm" draw:start-shape="id21" draw:start-glue-point="2" draw:end-shape="id17" draw:end-glue-point="5" svg:d="m6238 11173 5 710" svg:viewBox="0 0 6 711">
          <text:p/>
        </draw:connector>
        <draw:frame draw:style-name="gr5" draw:text-style-name="P7" draw:layer="layout" svg:width="10.638cm" svg:height="0.818cm" svg:x="11.829cm" svg:y="5.921cm">
          <draw:text-box>
            <text:p text:style-name="P7"><text:span text:style-name="T3">Prediction (RF model application)</text:span></text:p>
          </draw:text-box>
        </draw:frame>
        <draw:frame draw:style-name="gr11" draw:text-style-name="P9" draw:layer="layout" svg:width="1.307cm" svg:height="0.721cm" svg:x="14.587cm" svg:y="3.814cm">
          <draw:text-box>
            <text:p text:style-name="P9"><text:span text:style-name="T5">no</text:span></text:p>
          </draw:text-box>
        </draw:frame>
        <draw:frame draw:style-name="gr11" draw:text-style-name="P9" draw:layer="layout" svg:width="1.307cm" svg:height="0.721cm" svg:x="7.628cm" svg:y="3.815cm">
          <draw:text-box>
            <text:p text:style-name="P9"><text:span text:style-name="T5">yes</text:span></text:p>
          </draw:text-box>
        </draw:frame>
        <draw:custom-shape draw:style-name="gr7" draw:text-style-name="P4" xml:id="id6" draw:id="id6" draw:layer="layout" svg:width="7.614cm" svg:height="1.859cm" svg:x="4.533cm" svg:y="0.48cm">
          <text:p text:style-name="P3"><text:span text:style-name="T1">Multimodal input MRI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rect draw:style-name="gr3" draw:text-style-name="P4" xml:id="id22" draw:id="id22" draw:layer="layout" svg:width="7.068cm" svg:height="1.789cm" svg:x="2.695cm" svg:y="18.138cm">
          <text:p text:style-name="P3"><text:span text:style-name="T1">Generate feature images</text:span></text:p>
          <text:p text:style-name="P3"><text:span text:style-name="T2">(createFeatureImages.sh)</text:span></text:p>
        </draw:rect>
        <draw:custom-shape draw:style-name="gr7" draw:text-style-name="P4" xml:id="id24" draw:id="id24" draw:layer="layout" svg:width="6.045cm" svg:height="1.608cm" svg:x="3.222cm" svg:y="22.925cm">
          <text:p text:style-name="P3"><text:span text:style-name="T1">Stage 2</text:span></text:p>
          <text:p text:style-name="P3"><text:span text:style-name="T1">RF model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rect draw:style-name="gr3" draw:text-style-name="P4" xml:id="id23" draw:id="id23" draw:layer="layout" svg:width="7.068cm" svg:height="1.636cm" svg:x="2.705cm" svg:y="20.579cm">
          <text:p text:style-name="P3"><text:span text:style-name="T1">Create RF model</text:span></text:p>
          <text:p text:style-name="P3"><text:span text:style-name="T2">(createModel.R)</text:span></text:p>
        </draw:rect>
        <draw:connector draw:style-name="gr6" draw:text-style-name="P2" draw:layer="layout" draw:type="line" svg:x1="6.229cm" svg:y1="19.927cm" svg:x2="6.239cm" svg:y2="20.579cm" draw:start-shape="id22" draw:start-glue-point="2" draw:end-shape="id23" draw:end-glue-point="0" svg:d="m6229 19927 10 652" svg:viewBox="0 0 11 653">
          <text:p/>
        </draw:connector>
        <draw:connector draw:style-name="gr6" draw:text-style-name="P2" draw:layer="layout" draw:type="line" svg:x1="6.239cm" svg:y1="22.215cm" svg:x2="6.244cm" svg:y2="22.925cm" draw:start-shape="id23" draw:start-glue-point="2" draw:end-shape="id24" draw:end-glue-point="5" svg:d="m6239 22215 5 710" svg:viewBox="0 0 6 711">
          <text:p/>
        </draw:connector>
        <draw:connector draw:style-name="gr9" draw:text-style-name="P2" draw:layer="layout" svg:x1="14.798cm" svg:y1="16.328cm" svg:x2="6.229cm" svg:y2="18.138cm" draw:start-shape="id10" draw:start-glue-point="6" draw:end-shape="id22" draw:end-glue-point="0" svg:d="m14798 16328h-8569v1810" svg:viewBox="0 0 8570 1811">
          <text:p text:style-name="P2"><text:s/></text:p>
        </draw:connector>
        <draw:connector draw:style-name="gr9" draw:text-style-name="P2" draw:layer="layout" draw:line-skew="0.877cm" svg:x1="8.652cm" svg:y1="23.729cm" svg:x2="13.686cm" svg:y2="24.332cm" draw:start-shape="id24" draw:start-glue-point="9" draw:end-shape="id9" svg:d="m8652 23729h3702v603h1332" svg:viewBox="0 0 5035 604">
          <text:p text:style-name="P2"><text:s/></text:p>
        </draw:connector>
        <draw:connector draw:style-name="gr9" draw:text-style-name="P2" draw:layer="layout" draw:line-skew="0.877cm" svg:x1="8.652cm" svg:y1="23.729cm" svg:x2="13.686cm" svg:y2="22.099cm" draw:start-shape="id24" draw:start-glue-point="9" draw:end-shape="id8" draw:end-glue-point="3" svg:d="m8652 23729h3702v-1630h1332" svg:viewBox="0 0 5035 1631">
          <text:p text:style-name="P2"><text:s/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modern" style:font-pitch="variable"/>
    <style:font-face style:name="Monaco" svg:font-family="Monaco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onsolas" svg:font-family="Consolas" style:font-family-generic="swiss" style:font-pitch="variable"/>
    <style:font-face style:name="Helvetica" svg:font-family="Helvetica" style:font-family-generic="swiss" style:font-pitch="variable"/>
    <style:font-face style:name="Helvetica1" svg:font-family="Helvetic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902" svg:d="m564 0-564 902h1131z"/>
    <draw:marker draw:name="Rounded_20_short_20_Arrow" draw:display-name="Rounded short Arrow" svg:viewBox="0 0 1013 1130" svg:d="m1009 1050-449-1008-22-30-29-12-34 12-21 26-449 1012-5 13v8l5 21 12 21 17 13 21 4h903l21-4 21-13 9-21 4-21v-8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05cm" draw:marker-start-center="false" draw:marker-end-width="0.305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svg:stroke-width="0.051cm" draw:marker-start-width="0.381cm" draw:marker-end-width="0.381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.991cm" fo:margin-right="1cm" fo:page-width="22.86cm" fo:page-height="31.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holas Tustison</meta:initial-creator>
    <meta:creation-date>2012-03-23T15:50:10</meta:creation-date>
    <dc:date>2014-02-24T10:21:29.803523000</dc:date>
    <meta:editing-duration>P1DT19H34M1S</meta:editing-duration>
    <meta:editing-cycles>50</meta:editing-cycles>
    <meta:generator>LibreOffice/4.1.5.3$MacOSX_x86 LibreOffice_project/1c1366bba2ba2b554cd2ca4d87c06da81c05d24</meta:generator>
    <meta:document-statistic meta:object-count="55"/>
  </office:meta>
</office:document-meta>
</file>